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21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4.05mm" svg:height="101.6mm" svg:x="70.1mm" svg:y="26.77mm">
            <loext:p draw:notify-on-update-of-ranges="Sheet1.A3:Sheet1.A3 Sheet1.A4:Sheet1.A4"/>
            <draw:object xlink:href="./Object 2" xlink:type="simple" xlink:show="embed" xlink:actuate="onLoad"/>
            <draw:image xlink:href="./ObjectReplacements/Object 2" xlink:type="simple" xlink:show="embed" xlink:actuate="onLoad"/>
            <svg:title>Tempo de resposta médio</svg:title>
          </draw:frame>
          <draw:frame draw:z-index="1" draw:style-name="gr1" draw:text-style-name="P1" svg:width="159.99mm" svg:height="89.99mm" svg:x="46.66mm" svg:y="105.3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83.73mm" svg:height="101.6mm" svg:x="61.84mm" svg:y="137.97mm">
            <loext:p draw:notify-on-update-of-ranges="Sheet1.A3:Sheet1.A3 Sheet1.A4:Sheet1.A4"/>
            <draw:object xlink:href="./Object 3" xlink:type="simple" xlink:show="embed" xlink:actuate="onLoad"/>
            <draw:image xlink:href="./ObjectReplacements/Object 3" xlink:type="simple" xlink:show="embed" xlink:actuate="onLoad"/>
            <svg:title>Tempo de resposta médio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style-name="ce2" office:value-type="string" calcext:value-type="string">
            <text:p>TMR</text:p>
          </table:table-cell>
          <table:table-cell table:style-name="ce2" office:value-type="string" calcext:value-type="string">
            <text:p>Req. Perdida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po da API</text:p>
          </table:table-cell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3" office:value-type="float" office:value="50" calcext:value-type="float" table:number-columns-spanned="2" table:number-rows-spanned="1">
            <text:p>50</text:p>
          </table:table-cell>
          <table:covered-table-cell table:style-name="ce2"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2"/>
          <table:table-cell table:style-name="ce3" office:value-type="float" office:value="250" calcext:value-type="float" table:number-columns-spanned="2" table:number-rows-spanned="1">
            <text:p>250</text:p>
          </table:table-cell>
          <table:covered-table-cell table:style-name="ce2"/>
          <table:table-cell table:style-name="ce3" office:value-type="float" office:value="500" calcext:value-type="float" table:number-columns-spanned="2" table:number-rows-spanned="1">
            <text:p>500</text:p>
          </table:table-cell>
          <table:covered-table-cell table:style-name="ce2"/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loqueante</text:p>
          </table:table-cell>
          <table:table-cell office:value-type="float" office:value="871" calcext:value-type="float">
            <text:p>871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869" calcext:value-type="float">
            <text:p>869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1714" calcext:value-type="float">
            <text:p>1714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7919" calcext:value-type="float">
            <text:p>7919</text:p>
          </table:table-cell>
          <table:table-cell table:style-name="ce4" office:value-type="percentage" office:value="0.11" calcext:value-type="percentage">
            <text:p>11,00%</text:p>
          </table:table-cell>
          <table:table-cell office:value-type="float" office:value="4144" calcext:value-type="float">
            <text:p>4144</text:p>
          </table:table-cell>
          <table:table-cell table:style-name="ce4" office:value-type="percentage" office:value="0.59" calcext:value-type="percentage">
            <text:p>59,00%</text:p>
          </table:table-cell>
          <table:table-cell office:value-type="float" office:value="2330" calcext:value-type="float">
            <text:p>2330</text:p>
          </table:table-cell>
          <table:table-cell table:style-name="ce4" office:value-type="percentage" office:value="0.78" calcext:value-type="percentage">
            <text:p>78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-bloqueante</text:p>
          </table:table-cell>
          <table:table-cell office:value-type="float" office:value="807" calcext:value-type="float">
            <text:p>807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803" calcext:value-type="float">
            <text:p>803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802" calcext:value-type="float">
            <text:p>802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803" calcext:value-type="float">
            <text:p>803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float" office:value="823" calcext:value-type="float">
            <text:p>823</text:p>
          </table:table-cell>
          <table:table-cell table:style-name="ce4" office:value-type="percentage" office:value="0.08" calcext:value-type="percentage">
            <text:p>8,00%</text:p>
          </table:table-cell>
          <table:table-cell office:value-type="float" office:value="919" calcext:value-type="float">
            <text:p>919</text:p>
          </table:table-cell>
          <table:table-cell table:style-name="ce4" office:value-type="percentage" office:value="0.28" calcext:value-type="percentage">
            <text:p>28,00%</text:p>
          </table:table-cell>
          <table:table-cell table:number-columns-repeated="4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number-columns-repeated="1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00:58:27.450229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3:40:41.719219784</meta:creation-date>
    <dc:date>2018-09-03T02:07:26.179610741</dc:date>
    <meta:editing-duration>PT27M37S</meta:editing-duration>
    <meta:editing-cycles>3</meta:editing-cycles>
    <meta:generator>LibreOffice/5.1.6.2.0$Linux_X86_64 LibreOffice_project/1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406cm" svg:height="10.161cm" xlink:href=".." xlink:type="simple" chart:class="chart:line" chart:style-name="ch1">
        <chart:title svg:x="10.917cm" svg:y="0.338cm" chart:style-name="ch2">
          <text:p>Tempo de resposta médio</text:p>
        </chart:title>
        <chart:subtitle svg:x="13.367cm" svg:y="1.321cm" chart:style-name="ch3">
          <text:p>ms</text:p>
        </chart:subtitle>
        <chart:legend chart:legend-position="bottom" svg:x="10.324cm" svg:y="9.361cm" style:legend-expansion="wide" chart:style-name="ch4"/>
        <chart:plot-area chart:style-name="ch5" table:cell-range-address="Sheet1.A2:Sheet1.B4 Sheet1.D2:Sheet1.D4 Sheet1.F2:Sheet1.F4 Sheet1.H2:Sheet1.H4 Sheet1.J2:Sheet1.J4 Sheet1.L2:Sheet1.L4" chart:data-source-has-labels="both" svg:x="1.543cm" svg:y="2.199cm" svg:width="25.315cm" svg:height="5.994cm">
          <chartooo:coordinate-region svg:x="2.621cm" svg:y="2.407cm" svg:width="23.822cm" svg:height="5.122cm"/>
          <chart:axis chart:dimension="x" chart:name="primary-x" chart:style-name="ch6" chartooo:axis-type="auto">
            <chartooo:date-scale/>
            <chart:title svg:x="12.489cm" svg:y="8.396cm" chart:style-name="ch7">
              <text:p>usuários/s durante 20s</text:p>
            </chart:title>
            <chart:categories table:cell-range-address="Sheet1.B2:Sheet1.B2 Sheet1.D2:Sheet1.D2 Sheet1.F2:Sheet1.F2 Sheet1.H2:Sheet1.H2 Sheet1.J2:Sheet1.J2 Sheet1.L2:Sheet1.L2"/>
          </chart:axis>
          <chart:axis chart:dimension="y" chart:name="primary-y" chart:style-name="ch6">
            <chart:title svg:x="0.451cm" svg:y="5.475cm" chart:style-name="ch8">
              <text:p>m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3:Sheet1.B3 Sheet1.D3:Sheet1.D3 Sheet1.F3:Sheet1.F3 Sheet1.H3:Sheet1.H3 Sheet1.J3:Sheet1.J3 Sheet1.L3:Sheet1.L3" chart:label-cell-address="Sheet1.A3:Sheet1.A3" chart:class="chart:line">
            <chart:data-point chart:repeated="6"/>
          </chart:series>
          <chart:series chart:attached-axis="primary-y" chart:style-name="ch12" chart:values-cell-range-address="Sheet1.B4:Sheet1.B4 Sheet1.D4:Sheet1.D4 Sheet1.F4:Sheet1.F4 Sheet1.H4:Sheet1.H4 Sheet1.J4:Sheet1.J4 Sheet1.L4:Sheet1.L4" chart:label-cell-address="Sheet1.A4:Sheet1.A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:Sheet1.B2 Sheet1.D2:Sheet1.D2 Sheet1.F2:Sheet1.F2 Sheet1.H2:Sheet1.H2 Sheet1.J2:Sheet1.J2 Sheet1.L2:Sheet1.L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Bloqueante</text:p>
                <draw:g>
                  <svg:desc>Sheet1.A3:Sheet1.A3</svg:desc>
                </draw:g>
              </table:table-cell>
              <table:table-cell office:value-type="float" office:value="871">
                <text:p>871</text:p>
                <draw:g>
                  <svg:desc>Sheet1.B3:Sheet1.B3 Sheet1.D3:Sheet1.D3 Sheet1.F3:Sheet1.F3 Sheet1.H3:Sheet1.H3 Sheet1.J3:Sheet1.J3 Sheet1.L3:Sheet1.L3</svg:desc>
                </draw:g>
              </table:table-cell>
              <table:table-cell office:value-type="float" office:value="869">
                <text:p>869</text:p>
              </table:table-cell>
              <table:table-cell office:value-type="float" office:value="1714">
                <text:p>1714</text:p>
              </table:table-cell>
              <table:table-cell office:value-type="float" office:value="7919">
                <text:p>7919</text:p>
              </table:table-cell>
              <table:table-cell office:value-type="float" office:value="4144">
                <text:p>4144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Não-bloqueante</text:p>
                <draw:g>
                  <svg:desc>Sheet1.A4:Sheet1.A4</svg:desc>
                </draw:g>
              </table:table-cell>
              <table:table-cell office:value-type="float" office:value="807">
                <text:p>807</text:p>
                <draw:g>
                  <svg:desc>Sheet1.B4:Sheet1.B4 Sheet1.D4:Sheet1.D4 Sheet1.F4:Sheet1.F4 Sheet1.H4:Sheet1.H4 Sheet1.J4:Sheet1.J4 Sheet1.L4:Sheet1.L4</svg:desc>
                </draw:g>
              </table:table-cell>
              <table:table-cell office:value-type="float" office:value="803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23">
                <text:p>823</text:p>
              </table:table-cell>
              <table:table-cell office:value-type="float" office:value="919">
                <text:p>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" style:percentage-data-style-name="N1001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dash" draw:stroke-dash="Fine_20_Dashed" svg:stroke-width="0.1cm" svg:stroke-color="#004586" svg:stroke-opacity="85%" draw:fill-color="#004586" draw:opacity="85%"/>
      <style:text-properties fo:font-size="10pt" style:font-size-asian="10pt" style:font-size-complex="10pt"/>
    </style:style>
    <style:style style:name="ch13" style:family="chart" style:data-style-name="N10" style:percentage-data-style-name="N1001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374cm" svg:height="10.161cm" xlink:href=".." xlink:type="simple" chart:class="chart:line" chart:style-name="ch1">
        <chart:title svg:x="11.899cm" svg:y="0.299cm" chart:style-name="ch2">
          <text:p>Requisições perdidas</text:p>
        </chart:title>
        <chart:subtitle svg:x="13.94cm" svg:y="1.321cm" chart:style-name="ch3">
          <text:p>%</text:p>
        </chart:subtitle>
        <chart:legend chart:legend-position="bottom" svg:x="10.008cm" svg:y="9.361cm" style:legend-expansion="wide" chart:style-name="ch4"/>
        <chart:plot-area chart:style-name="ch5" table:cell-range-address="Sheet1.B2:Sheet1.B2 Sheet1.D2:Sheet1.D2 Sheet1.F2:Sheet1.F2 Sheet1.H2:Sheet1.H2 Sheet1.J2:Sheet1.J2 Sheet1.L2:Sheet1.L2 Sheet1.A3:Sheet1.A4 Sheet1.C3:Sheet1.C4 Sheet1.E3:Sheet1.E4 Sheet1.G3:Sheet1.G4 Sheet1.I3:Sheet1.I4 Sheet1.K3:Sheet1.K4 Sheet1.M3:Sheet1.M4" chart:data-source-has-labels="both" svg:x="1.562cm" svg:y="2.199cm" svg:width="26.245cm" svg:height="5.994cm">
          <chartooo:coordinate-region svg:x="2.551cm" svg:y="2.407cm" svg:width="24.842cm" svg:height="5.122cm"/>
          <chart:axis chart:dimension="x" chart:name="primary-x" chart:style-name="ch6" chartooo:axis-type="auto">
            <chartooo:date-scale/>
            <chart:title svg:x="12.973cm" svg:y="8.396cm" chart:style-name="ch7">
              <text:p>usuários/s durante 20s</text:p>
            </chart:title>
            <chart:categories table:cell-range-address="Sheet1.B2:Sheet1.B2 Sheet1.D2:Sheet1.D2 Sheet1.F2:Sheet1.F2 Sheet1.H2:Sheet1.H2 Sheet1.J2:Sheet1.J2 Sheet1.L2:Sheet1.L2"/>
          </chart:axis>
          <chart:axis chart:dimension="y" chart:name="primary-y" chart:style-name="ch8">
            <chart:title svg:x="0.451cm" svg:y="6.154cm" chart:style-name="ch9">
              <text:p>% requiçõ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C3:Sheet1.C3 Sheet1.E3:Sheet1.E3 Sheet1.G3:Sheet1.G3 Sheet1.I3:Sheet1.I3 Sheet1.K3:Sheet1.K3 Sheet1.M3:Sheet1.M3" chart:label-cell-address="Sheet1.A3:Sheet1.A3" chart:class="chart:line">
            <chart:data-point chart:repeated="6"/>
          </chart:series>
          <chart:series chart:attached-axis="primary-y" chart:style-name="ch13" chart:values-cell-range-address="Sheet1.C4:Sheet1.C4 Sheet1.E4:Sheet1.E4 Sheet1.G4:Sheet1.G4 Sheet1.I4:Sheet1.I4 Sheet1.K4:Sheet1.K4 Sheet1.M4:Sheet1.M4" chart:label-cell-address="Sheet1.A4:Sheet1.A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:Sheet1.B2 Sheet1.D2:Sheet1.D2 Sheet1.F2:Sheet1.F2 Sheet1.H2:Sheet1.H2 Sheet1.J2:Sheet1.J2 Sheet1.L2:Sheet1.L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Bloqueant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C3:Sheet1.C3 Sheet1.E3:Sheet1.E3 Sheet1.G3:Sheet1.G3 Sheet1.I3:Sheet1.I3 Sheet1.K3:Sheet1.K3 Sheet1.M3:Sheet1.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59">
                <text:p>0.5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Não-bloqueant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C4:Sheet1.C4 Sheet1.E4:Sheet1.E4 Sheet1.G4:Sheet1.G4 Sheet1.I4:Sheet1.I4 Sheet1.K4:Sheet1.K4 Sheet1.M4:Sheet1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